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1e4" officeooo:paragraph-rsid="000991e4"/>
    </style:style>
    <style:style style:name="P2" style:family="paragraph" style:parent-style-name="Standard">
      <style:text-properties officeooo:rsid="000991e4" officeooo:paragraph-rsid="000b6720"/>
    </style:style>
    <style:style style:name="P3" style:family="paragraph" style:parent-style-name="Standard">
      <style:text-properties officeooo:rsid="000b6720" officeooo:paragraph-rsid="000b6720"/>
    </style:style>
    <style:style style:name="P4" style:family="paragraph" style:parent-style-name="Standard">
      <style:text-properties officeooo:rsid="000ea650" officeooo:paragraph-rsid="000ea650"/>
    </style:style>
    <style:style style:name="P5" style:family="paragraph" style:parent-style-name="Standard">
      <style:text-properties officeooo:rsid="0010747d" officeooo:paragraph-rsid="0010747d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b6720"/>
    </style:style>
    <style:style style:name="T2" style:family="text">
      <style:text-properties officeooo:rsid="000f949b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officeooo:rsid="0012a2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<text:s text:c="38"/><text:span text:style-name="T3">Installation of Phpmyadmin</text:span></text:p>
      <text:p text:style-name="P6"/>
      <text:p text:style-name="P1">sudo apt install mysql-server</text:p>
      <text:p text:style-name="P1"/>
      <text:p text:style-name="P1">sudo apt-get install apache2</text:p>
      <text:p text:style-name="P1"/>
      <text:p text:style-name="P1"/>
      <text:p text:style-name="P1">check status</text:p>
      <text:p text:style-name="P1">sudo systemctl status mysql</text:p>
      <text:p text:style-name="P1"/>
      <text:p text:style-name="P3">sudo apt install php</text:p>
      <text:p text:style-name="P3"/>
      <text:p text:style-name="P3">sudo apt install phpmyadmin</text:p>
      <text:p text:style-name="P3"/>
      <text:p text:style-name="P3"/>
      <text:p text:style-name="P3">sudo phpenmod mbstring</text:p>
      <text:p text:style-name="P3"/>
      <text:p text:style-name="P2">sudo systemctl <text:span text:style-name="T1">restart apache2</text:span></text:p>
      <text:p text:style-name="P2"/>
      <text:p text:style-name="P2"/>
      <text:p text:style-name="P2"><text:s/>sudo apt install net-tools</text:p>
      <text:p text:style-name="P3">ifconfig <text:s text:c="2"/>#to access interface</text:p>
      <text:p text:style-name="P3"/>
      <text:p text:style-name="P3"><text:a xlink:type="simple" xlink:href="http://10.0.2.15/phpmyadmin/" text:style-name="Internet_20_link" text:visited-style-name="Visited_20_Internet_20_Link">http://10.0.2.15/phpmyadmin/</text:a></text:p>
      <text:p text:style-name="P3"/>
      <text:p text:style-name="P5">not DataBase previledge </text:p>
      <text:p text:style-name="P3"/>
      <text:p text:style-name="P3"/>
      <text:p text:style-name="P4">mysql -u root -p <text:s text:c="4"/>#previledge</text:p>
      <text:p text:style-name="P4"/>
      <text:p text:style-name="P4"/>
      <text:p text:style-name="P4">CREATE USER 'alisha'@'localhost' IDENTIFIED BY 'alisha123’;</text:p>
      <text:p text:style-name="P4"/>
      <text:p text:style-name="P4">GRANT ALL PRIVILEGES ON *.* TO '<text:span text:style-name="T2">alisha</text:span>'@'localhost';</text:p>
      <text:p text:style-name="P4"/>
      <text:p text:style-name="P4">FLUSH PRIVILEGES;</text:p>
      <text:p text:style-name="P4"/>
      <text:p text:style-name="P4">SELECT user, host FROM mysql.user;</text:p>
      <text:p text:style-name="P4"/>
      <text:p text:style-name="P5">again login then get previledge</text:p>
      <text:p text:style-name="P4"/>
      <text:p text:style-name="P4"/>
      <text:p text:style-name="P3"/>
      <text:p text:style-name="P3"/>
      <text:p text:style-name="P2"/>
      <text:p text:style-name="P2"><text:span text:style-name="T4">http://192.168.100.142</text:span>/<text:span text:style-name="T4">phpmyadmin/</text:span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49:57.810496496</meta:creation-date>
    <dc:date>2024-09-14T14:22:52.084239205</dc:date>
    <meta:editing-duration>PT53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75" meta:character-count="628" meta:non-whitespace-character-count="527"/>
  </office:meta>
</office:document-meta>
</file>